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WEBCAM CALIBRATIONS</text:p>
          </table:table-cell>
          <table:table-cell table:number-columns-repeated="5"/>
          <table:table-cell office:value-type="float" office:value="2.54" calcext:value-type="float">
            <text:p>2.54</text:p>
          </table:table-cell>
          <table:table-cell office:value-type="string" calcext:value-type="string">
            <text:p>cm per 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3 INCHES EXACTLY</text:p>
          </table:table-cell>
          <table:table-cell/>
          <table:table-cell office:value-type="string" calcext:value-type="string">
            <text:p>OPTICAL AX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60 DEGREE FIELD OF VIS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36 Inches</text:p>
          </table:table-cell>
          <table:table-cell office:value-type="string" calcext:value-type="string">
            <text:p>91.44 Centimet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48 X PIX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536 Y PIXELS</text:p>
          </table:table-cell>
          <table:table-cell table:number-columns-repeated="9"/>
        </table:table-row>
        <table:table-row table:style-name="ro1">
          <table:table-cell/>
          <table:table-cell table:formula="of:=1536/2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/>
          <table:table-cell table:formula="of:=[.B7]/2" office:value-type="float" office:value="384" calcext:value-type="float">
            <text:p>384</text:p>
          </table:table-cell>
          <table:table-cell/>
          <table:table-cell table:formula="of:=63*[.G1]" office:value-type="float" office:value="160.02" calcext:value-type="float">
            <text:p>160.02</text:p>
          </table:table-cell>
          <table:table-cell office:value-type="string" calcext:value-type="string">
            <text:p>optical axis cm</text:p>
          </table:table-cell>
          <table:table-cell table:number-columns-repeated="5"/>
          <table:table-cell table:style-name="ce2" office:value-type="string" calcext:value-type="string">
            <text:p>.</text:p>
          </table:table-cell>
        </table:table-row>
        <table:table-row table:style-name="ro1">
          <table:table-cell/>
          <table:table-cell table:formula="of:=[.B8]/2" office:value-type="float" office:value="192" calcext:value-type="float">
            <text:p>192</text:p>
          </table:table-cell>
          <table:table-cell/>
          <table:table-cell table:formula="of:=[.D8]*TAN(PI()/6)" office:value-type="float" office:value="92.3875900757239" calcext:value-type="float">
            <text:p>92.3875900757</text:p>
          </table:table-cell>
          <table:table-cell office:value-type="string" calcext:value-type="string">
            <text:p>negative edge of </text:p>
          </table:table-cell>
          <table:table-cell table:number-columns-repeated="6"/>
        </table:table-row>
        <table:table-row table:style-name="ro1">
          <table:table-cell/>
          <table:table-cell table:formula="of:=[.B9]/2" office:value-type="float" office:value="96" calcext:value-type="float">
            <text:p>96</text:p>
          </table:table-cell>
          <table:table-cell/>
          <table:table-cell table:formula="of:=[.D9]*2" office:value-type="float" office:value="184.775180151448" calcext:value-type="float">
            <text:p>184.7751801514</text:p>
          </table:table-cell>
          <table:table-cell office:value-type="string" calcext:value-type="string">
            <text:p>x axis cm</text:p>
          </table:table-cell>
          <table:table-cell table:number-columns-repeated="6"/>
        </table:table-row>
        <table:table-row table:style-name="ro1">
          <table:table-cell/>
          <table:table-cell table:formula="of:=[.B10]/2" office:value-type="float" office:value="48" calcext:value-type="float">
            <text:p>48</text:p>
          </table:table-cell>
          <table:table-cell/>
          <table:table-cell table:formula="of:=[.D10]*1536/2048" office:value-type="float" office:value="138.581385113586" calcext:value-type="float">
            <text:p>138.5813851136</text:p>
          </table:table-cell>
          <table:table-cell office:value-type="string" calcext:value-type="string">
            <text:p>y axis cm</text:p>
          </table:table-cell>
          <table:table-cell table:number-columns-repeated="6"/>
        </table:table-row>
        <table:table-row table:style-name="ro1">
          <table:table-cell/>
          <table:table-cell table:formula="of:=[.B11]/2" office:value-type="float" office:value="24" calcext:value-type="float">
            <text:p>24</text:p>
          </table:table-cell>
          <table:table-cell/>
          <table:table-cell table:formula="of:=[.D11]/2" office:value-type="float" office:value="69.290692556793" calcext:value-type="float">
            <text:p>69.2906925568</text:p>
          </table:table-cell>
          <table:table-cell office:value-type="string" calcext:value-type="string">
            <text:p>half y axis cm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[.B12]/2" office:value-type="float" office:value="12" calcext:value-type="float">
            <text:p>12</text:p>
          </table:table-cell>
          <table:table-cell/>
          <table:table-cell table:formula="of:=ATAN([.D12]/[.D8])*180/PI()" office:value-type="float" office:value="23.4132244463705" calcext:value-type="float">
            <text:p>23.4132244464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[.B13]/2" office:value-type="float" office:value="6" calcext:value-type="float">
            <text:p>6</text:p>
          </table:table-cell>
          <table:table-cell/>
          <table:table-cell table:formula="of:=ATAN([.D9]/[.D8])*180/PI(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[.B14]/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/>
          <table:table-cell table:formula="of:=[.B15]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[.B16]/2" office:value-type="float" office:value="0.75" calcext:value-type="float">
            <text:p>0.75</text:p>
          </table:table-cell>
          <table:table-cell table:number-columns-repeated="2"/>
          <table:table-cell table:style-name="ce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/>
          <table:table-cell table:formula="of:=[.B17]/2" office:value-type="float" office:value="0.375" calcext:value-type="float">
            <text:p>0.375</text:p>
          </table:table-cell>
          <table:table-cell table:style-name="ce1"/>
          <table:table-cell table:formula="of:=[.D13]*2" office:value-type="float" office:value="46.8264488927411" calcext:value-type="float">
            <text:p>46.8264488927</text:p>
          </table:table-cell>
          <table:table-cell office:value-type="string" calcext:value-type="string">
            <text:p>degrees y</text:p>
          </table:table-cell>
          <table:table-cell table:number-columns-repeated="6"/>
        </table:table-row>
        <table:table-row table:style-name="ro1">
          <table:table-cell/>
          <table:table-cell table:formula="of:=[.B18]/2" office:value-type="float" office:value="0.1875" calcext:value-type="float">
            <text:p>0.1875</text:p>
          </table:table-cell>
          <table:table-cell table:number-columns-repeated="9"/>
        </table:table-row>
        <table:table-row table:style-name="ro1">
          <table:table-cell/>
          <table:table-cell table:formula="of:=[.B19]/2" office:value-type="float" office:value="0.09375" calcext:value-type="float">
            <text:p>0.0937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NDER CALIBRATION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2 units hig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ner</text:p>
          </table:table-cell>
          <table:table-cell office:value-type="float" office:value="1733.36" calcext:value-type="float">
            <text:p>1733.36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office:value-type="float" office:value="46.82644889" calcext:value-type="float">
            <text:p>46.82644889</text:p>
          </table:table-cell>
          <table:table-cell office:value-type="string" calcext:value-type="string">
            <text:p>degree angle 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float" office:value="1733.36" calcext:value-type="float">
            <text:p>1733.36</text:p>
          </table:table-cell>
          <table:table-cell table:style-name="ce1" office:value-type="float" office:value="1122.94" calcext:value-type="float">
            <text:p>1.12E+03</text:p>
          </table:table-cell>
          <table:table-cell table:number-columns-repeated="2"/>
          <table:table-cell table:formula="of:=[.G24]/2" office:value-type="float" office:value="23.413224445" calcext:value-type="float">
            <text:p>23.413224445</text:p>
          </table:table-cell>
          <table:table-cell office:value-type="string" calcext:value-type="string">
            <text:p>angle dow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1379.25" calcext:value-type="float">
            <text:p>1379.25</text:p>
          </table:table-cell>
          <table:table-cell office:value-type="float" office:value="1477.04" calcext:value-type="float">
            <text:p>1477.04</text:p>
          </table:table-cell>
          <table:table-cell table:number-columns-repeated="2"/>
          <table:table-cell table:formula="of:=90-[.G25]" office:value-type="float" office:value="66.586775555" calcext:value-type="float">
            <text:p>66.586775555</text:p>
          </table:table-cell>
          <table:table-cell office:value-type="string" calcext:value-type="string">
            <text:p>near angle down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quare dims</text:p>
          </table:table-cell>
          <table:table-cell table:formula="of:=[.C25]-[.C26]" office:value-type="float" office:value="354.11" calcext:value-type="float">
            <text:p>354.11</text:p>
          </table:table-cell>
          <table:table-cell table:formula="of:=[.D26]-[.D25]" office:value-type="float" office:value="354.1" calcext:value-type="float">
            <text:p>35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28]*TAN([.G26])" office:value-type="float" office:value="1.40777370511608" calcext:value-type="float">
            <text:p>1.4077737051</text:p>
          </table:table-cell>
          <table:table-cell office:value-type="string" calcext:value-type="string">
            <text:p>calibrated dista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2*[.G29]" office:value-type="float" office:value="2.81554741023216" calcext:value-type="float">
            <text:p>2.81554741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]-[.C25]" office:value-type="float" office:value="314.64" calcext:value-type="float">
            <text:p>314.64</text:p>
          </table:table-cell>
          <table:table-cell table:formula="of:=[.D30]-[.D24]" office:value-type="float" office:value="58.96" calcext:value-type="float">
            <text:p>58.96</text:p>
          </table:table-cell>
          <table:table-cell table:number-columns-repeated="2"/>
          <table:table-cell table:formula="of:=[.G28]/768" office:value-type="float" office:value="0.00260416666666667" calcext:value-type="float">
            <text:p>0.0026041667</text:p>
          </table:table-cell>
          <table:table-cell office:value-type="string" calcext:value-type="string">
            <text:p>height/pixel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]/[.C28]" office:value-type="float" office:value="0.888537460111265" calcext:value-type="float">
            <text:p>0.8885374601</text:p>
          </table:table-cell>
          <table:table-cell table:formula="of:=[.D31]/[.D28]" office:value-type="float" office:value="0.166506636543349" calcext:value-type="float">
            <text:p>0.166506636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IBRATED VALUES FROM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4+2*[.C32]" office:value-type="float" office:value="5.77707492022253" calcext:value-type="float">
            <text:p>5.7770749202</text:p>
          </table:table-cell>
          <table:table-cell table:formula="of:=4+2*[.D32]" office:value-type="float" office:value="4.3330132730867" calcext:value-type="float">
            <text:p>4.333013273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xel height</text:p>
          </table:table-cell>
          <table:table-cell table:formula="of:=[.D37]/1536" office:value-type="float" office:value="0.00282097218299915" calcext:value-type="float">
            <text:p>0.00282097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xel width</text:p>
          </table:table-cell>
          <table:table-cell table:formula="of:=[.C37]/2048" office:value-type="float" office:value="0.00282083736338991" calcext:value-type="float">
            <text:p>0.0028208374</text:p>
          </table:table-cell>
          <table:table-cell table:formula="of:=SQRT(200)" office:value-type="float" office:value="14.142135623731" calcext:value-type="float">
            <text:p>14.1421356237</text:p>
          </table:table-cell>
          <table:table-cell table:number-columns-repeated="2"/>
          <table:table-cell office:value-type="float" office:value="14.1602765693" calcext:value-type="float">
            <text:p>14.1602765693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40]-[.C40]" office:value-type="float" office:value="0.0181409455690496" calcext:value-type="float">
            <text:p>0.01814094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 + 1/(1/R + 1/2R)</text:p>
          </table:table-cell>
          <table:table-cell/>
          <table:table-cell table:formula="of:=[.F41]/[.C40]" office:value-type="float" office:value="0.0012827585629011" calcext:value-type="float">
            <text:p>0.00128275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 + 1/(1/2 + ¼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 + 1/(3/4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 + 4/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 + 2/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9:29:15.960473756</meta:creation-date>
    <dc:date>2017-06-18T23:54:56.625198530</dc:date>
    <meta:editing-duration>P2DT1H45M5S</meta:editing-duration>
    <meta:editing-cycles>4</meta:editing-cycles>
    <meta:generator>LibreOffice/5.1.6.2$Linux_X86_64 LibreOffice_project/10m0$Build-2</meta:generator>
    <meta:document-statistic meta:table-count="1" meta:cell-count="101" meta:object-count="0"/>
  </office:meta>
</office:document-meta>
</file>